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fe7ec" officeooo:paragraph-rsid="0027d71e"/>
    </style:style>
    <style:style style:name="T1" style:family="text">
      <style:text-properties officeooo:rsid="00216a11"/>
    </style:style>
    <style:style style:name="T2" style:family="text">
      <style:text-properties officeooo:rsid="00219ba8"/>
    </style:style>
    <style:style style:name="T3" style:family="text">
      <style:text-properties officeooo:rsid="00227628"/>
    </style:style>
    <style:style style:name="T4" style:family="text">
      <style:text-properties officeooo:rsid="002346f9"/>
    </style:style>
    <style:style style:name="T5" style:family="text">
      <style:text-properties officeooo:rsid="0026ea01"/>
    </style:style>
    <style:style style:name="T6" style:family="text">
      <style:text-properties officeooo:rsid="0027d71e"/>
    </style:style>
    <style:style style:name="T7" style:family="text">
      <style:text-properties officeooo:rsid="002983a8"/>
    </style:style>
    <style:style style:name="T8" style:family="text">
      <style:text-properties officeooo:rsid="002a5e7e"/>
    </style:style>
    <style:style style:name="T9" style:family="text">
      <style:text-properties officeooo:rsid="002a677b"/>
    </style:style>
    <style:style style:name="T10" style:family="text">
      <style:text-properties officeooo:rsid="002c760e"/>
    </style:style>
    <style:style style:name="T11" style:family="text">
      <style:text-properties officeooo:rsid="002e35eb"/>
    </style:style>
    <style:style style:name="T12" style:family="text">
      <style:text-properties officeooo:rsid="003013ae"/>
    </style:style>
    <style:style style:name="T13" style:family="text">
      <style:text-properties officeooo:rsid="00327d2a"/>
    </style:style>
    <style:style style:name="T14" style:family="text">
      <style:text-properties officeooo:rsid="0033ac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John 4:7-19</text:h>
      <text:h text:style-name="Heading_20_2" text:outline-level="2"><text:bookmark text:name="en-GNT-33632"/>God Is Love</text:h>
      <text:list xml:id="list2799793100" text:style-name="L1">
        <text:list-item>
          <text:p text:style-name="P1">Dear friends, let us love one another, because love comes from God. Whoever loves is a child of God and knows God. Whoever does not love does not know God, for God is love. And God showed his love for us by sending his only Son into the world, so that we might have life through him.<text:bookmark text:name="en-GNT-33635"/> This is what love is: it is not that we have loved God, but that he loved us and sent his Son to be the means by which our sins are forgiven.<text:bookmark text:name="en-GNT-33636"/> Dear friends, if this is how God loved us, then we should love one another. <text:bookmark text:name="en-GNT-33637"/>No one has ever seen God, but if we love one another, God lives in union with us, and his love is made perfect in us.<text:bookmark text:name="en-GNT-33638"/> We are sure that we live in union with God and that he lives in union with us, because he has given us his Spirit. <text:bookmark text:name="en-GNT-33639"/>And we have seen and tell others that the Father sent his Son to be the Savior of the world. <text:bookmark text:name="en-GNT-33640"/>If we declare that Jesus is the Son of God, we live in union with God and God lives in union with us. <text:bookmark text:name="en-GNT-33641"/>And we ourselves know and believe the love which God has for us. God is love, and those who live in love live in union with God and God lives in union with them. <text:bookmark text:name="en-GNT-33642"/>Love is made perfect in us in order that we may have courage on the Judgment Day; and we will have it because our life in this world is the same as Christ's. <text:bookmark text:name="en-GNT-33643"/>There is no fear in love; perfect love drives out all fear. So then, love has not been made perfect in anyone who is afraid, because fear has to do with punishment.<text:bookmark text:name="en-GNT-33644"/> We love because God first loved us. <text:bookmark text:name="en-GNT-33645"/>If we say we love God, but hate others, we are liars. For we cannot love God, whom we have not seen, if we do not love others, whom we have seen. <text:bookmark text:name="en-GNT-33646"/>The command that Christ has given us is this: whoever loves God must love others also.</text:p>
        </text:list-item>
        <text:list-item>
          <text:p text:style-name="P2">This chapter is on love: the love we should give to all others, the love we received from God <text:span text:style-name="T12">and what love does for us</text:span>. God is love, <text:span text:style-name="T1">all</text:span> those who love <text:span text:style-name="T1">others</text:span> know God and are in union with God. God loved us, he gave us his son so that we may be saved from our sin, <text:span text:style-name="T2">he poured out his love without us loving him first. </text:span><text:span text:style-name="T3">This is the epitome of love and we should emulate that, we should love even without receiving love, </text:span><text:span text:style-name="T4">we should love even in the face of hate. </text:span><text:span text:style-name="T5">If we love we know God and are in union with God. Also i</text:span><text:span text:style-name="T13">f</text:span><text:span text:style-name="T5"> we accept Christ as our saviour we’re also in union with God. </text:span><text:span text:style-name="T10">We cannot love God and hate others, how can we love God whom we’ve not seen and hate others whom we see? The love of God was for all people, our love should be for all, not just a select few. </text:span><text:span text:style-name="T11">God is the epitome of love and we should emulate his example.</text:span></text:p>
        </text:list-item>
        <text:list-item>
          <text:p text:style-name="P2"><text:span text:style-name="T6">Perfect love drives out </text:span><text:span text:style-name="T7">all </text:span><text:span text:style-name="T6">fear, this is true and I can testify. </text:span><text:span text:style-name="T7">I love my </text:span><text:span text:style-name="T8">programming and I’ve been doing it for 3 years now without any financial reward thus far, the love for it drives ou</text:span><text:span text:style-name="T14">t</text:span><text:span text:style-name="T8"> the fear of failure and it gives hope for a brighter future</text:span><text:span text:style-name="T7">. When a couple is in perfect love they are not afraid of anything com</text:span><text:span text:style-name="T9">ing</text:span><text:span text:style-name="T7"> between them.</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7T04:53:17.694097784</meta:creation-date>
    <dc:date>2022-05-27T05:28:29.798157394</dc:date>
    <meta:editing-duration>PT35M4S</meta:editing-duration>
    <meta:editing-cycles>20</meta:editing-cycles>
    <meta:generator>LibreOffice/6.4.7.2$Linux_X86_64 LibreOffice_project/40$Build-2</meta:generator>
    <meta:document-statistic meta:table-count="0" meta:image-count="0" meta:object-count="0" meta:page-count="1" meta:paragraph-count="5" meta:word-count="601" meta:character-count="2882" meta:non-whitespace-character-count="2289"/>
  </office:meta>
</office:document-meta>
</file>